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1.5" calcext:value-type="float">
            <text:p>1,5</text:p>
          </table:table-cell>
          <table:table-cell table:formula="of:=[.A1]" office:value-type="float" office:value="1.5" calcext:value-type="float">
            <text:p>1,5</text:p>
          </table:table-cell>
          <table:table-cell/>
          <table:table-cell table:style-name="ce3" table:formula="of:=POWER([.$A$1];1/3)" office:value-type="float" office:value="1.14471424255333" calcext:value-type="float">
            <text:p>1,14471424255333</text:p>
          </table:table-cell>
        </table:table-row>
        <table:table-row table:style-name="ro1">
          <table:table-cell table:formula="of:=[.A1]+(1/2)*([.A1]-POWER([.A1];3)/[.$A$1])" office:value-type="float" office:value="1.125" calcext:value-type="float">
            <text:p>1,125</text:p>
          </table:table-cell>
          <table:table-cell table:formula="of:=0.5*([.B1]+3*[.$B$1]/(2*POWER([.B1];2)+[.$B$1]/[.B1]))" office:value-type="float" office:value="1.15909090909091" calcext:value-type="float">
            <text:p>1,15909090909091</text:p>
          </table:table-cell>
          <table:table-cell table:number-columns-repeated="2"/>
        </table:table-row>
        <table:table-row table:style-name="ro1">
          <table:table-cell table:formula="of:=[.A2]+(1/2)*([.A2]-POWER([.A2];3)/[.$A$1])" office:value-type="float" office:value="1.212890625" calcext:value-type="float">
            <text:p>1,212890625</text:p>
          </table:table-cell>
          <table:table-cell table:formula="of:=0.5*([.B2]+3*[.$B$1]/(2*POWER([.B2];2)+[.$B$1]/[.B2]))" office:value-type="float" office:value="1.14471572609461" calcext:value-type="float">
            <text:p>1,14471572609461</text:p>
          </table:table-cell>
          <table:table-cell table:number-columns-repeated="2"/>
        </table:table-row>
        <table:table-row table:style-name="ro1">
          <table:table-cell table:formula="of:=[.A3]+(1/2)*([.A3]-POWER([.A3];3)/[.$A$1])" office:value-type="float" office:value="1.22457332164049" calcext:value-type="float">
            <text:p>1,22457332164049</text:p>
          </table:table-cell>
          <table:table-cell table:formula="of:=0.5*([.B3]+3*[.$B$1]/(2*POWER([.B3];2)+[.$B$1]/[.B3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]+(1/2)*([.A4]-POWER([.A4];3)/[.$A$1])" office:value-type="float" office:value="1.22474483534987" calcext:value-type="float">
            <text:p>1,22474483534987</text:p>
          </table:table-cell>
          <table:table-cell table:formula="of:=0.5*([.B4]+3*[.$B$1]/(2*POWER([.B4];2)+[.$B$1]/[.B4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5]+(1/2)*([.A5]-POWER([.A5];3)/[.$A$1])" office:value-type="float" office:value="1.22474487139159" calcext:value-type="float">
            <text:p>1,22474487139159</text:p>
          </table:table-cell>
          <table:table-cell table:formula="of:=0.5*([.B5]+3*[.$B$1]/(2*POWER([.B5];2)+[.$B$1]/[.B5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6]+(1/2)*([.A6]-POWER([.A6];3)/[.$A$1])" office:value-type="float" office:value="1.22474487139159" calcext:value-type="float">
            <text:p>1,22474487139159</text:p>
          </table:table-cell>
          <table:table-cell table:formula="of:=0.5*([.B6]+3*[.$B$1]/(2*POWER([.B6];2)+[.$B$1]/[.B6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7]+(1/2)*([.A7]-POWER([.A7];3)/[.$A$1])" office:value-type="float" office:value="1.22474487139159" calcext:value-type="float">
            <text:p>1,22474487139159</text:p>
          </table:table-cell>
          <table:table-cell table:formula="of:=0.5*([.B7]+3*[.$B$1]/(2*POWER([.B7];2)+[.$B$1]/[.B7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8]+(1/2)*([.A8]-POWER([.A8];3)/[.$A$1])" office:value-type="float" office:value="1.22474487139159" calcext:value-type="float">
            <text:p>1,22474487139159</text:p>
          </table:table-cell>
          <table:table-cell table:formula="of:=0.5*([.B8]+3*[.$B$1]/(2*POWER([.B8];2)+[.$B$1]/[.B8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9]+(1/2)*([.A9]-POWER([.A9];3)/[.$A$1])" office:value-type="float" office:value="1.22474487139159" calcext:value-type="float">
            <text:p>1,22474487139159</text:p>
          </table:table-cell>
          <table:table-cell table:formula="of:=0.5*([.B9]+3*[.$B$1]/(2*POWER([.B9];2)+[.$B$1]/[.B9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0]+(1/2)*([.A10]-POWER([.A10];3)/[.$A$1])" office:value-type="float" office:value="1.22474487139159" calcext:value-type="float">
            <text:p>1,22474487139159</text:p>
          </table:table-cell>
          <table:table-cell table:formula="of:=0.5*([.B10]+3*[.$B$1]/(2*POWER([.B10];2)+[.$B$1]/[.B10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1]+(1/2)*([.A11]-POWER([.A11];3)/[.$A$1])" office:value-type="float" office:value="1.22474487139159" calcext:value-type="float">
            <text:p>1,22474487139159</text:p>
          </table:table-cell>
          <table:table-cell table:formula="of:=0.5*([.B11]+3*[.$B$1]/(2*POWER([.B11];2)+[.$B$1]/[.B11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2]+(1/2)*([.A12]-POWER([.A12];3)/[.$A$1])" office:value-type="float" office:value="1.22474487139159" calcext:value-type="float">
            <text:p>1,22474487139159</text:p>
          </table:table-cell>
          <table:table-cell table:formula="of:=0.5*([.B12]+3*[.$B$1]/(2*POWER([.B12];2)+[.$B$1]/[.B12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3]+(1/2)*([.A13]-POWER([.A13];3)/[.$A$1])" office:value-type="float" office:value="1.22474487139159" calcext:value-type="float">
            <text:p>1,22474487139159</text:p>
          </table:table-cell>
          <table:table-cell table:formula="of:=0.5*([.B13]+3*[.$B$1]/(2*POWER([.B13];2)+[.$B$1]/[.B13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4]+(1/2)*([.A14]-POWER([.A14];3)/[.$A$1])" office:value-type="float" office:value="1.22474487139159" calcext:value-type="float">
            <text:p>1,22474487139159</text:p>
          </table:table-cell>
          <table:table-cell table:formula="of:=0.5*([.B14]+3*[.$B$1]/(2*POWER([.B14];2)+[.$B$1]/[.B14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5]+(1/2)*([.A15]-POWER([.A15];3)/[.$A$1])" office:value-type="float" office:value="1.22474487139159" calcext:value-type="float">
            <text:p>1,22474487139159</text:p>
          </table:table-cell>
          <table:table-cell table:formula="of:=0.5*([.B15]+3*[.$B$1]/(2*POWER([.B15];2)+[.$B$1]/[.B15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6]+(1/2)*([.A16]-POWER([.A16];3)/[.$A$1])" office:value-type="float" office:value="1.22474487139159" calcext:value-type="float">
            <text:p>1,22474487139159</text:p>
          </table:table-cell>
          <table:table-cell table:formula="of:=0.5*([.B16]+3*[.$B$1]/(2*POWER([.B16];2)+[.$B$1]/[.B16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7]+(1/2)*([.A17]-POWER([.A17];3)/[.$A$1])" office:value-type="float" office:value="1.22474487139159" calcext:value-type="float">
            <text:p>1,22474487139159</text:p>
          </table:table-cell>
          <table:table-cell table:formula="of:=0.5*([.B17]+3*[.$B$1]/(2*POWER([.B17];2)+[.$B$1]/[.B17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8]+(1/2)*([.A18]-POWER([.A18];3)/[.$A$1])" office:value-type="float" office:value="1.22474487139159" calcext:value-type="float">
            <text:p>1,22474487139159</text:p>
          </table:table-cell>
          <table:table-cell table:formula="of:=0.5*([.B18]+3*[.$B$1]/(2*POWER([.B18];2)+[.$B$1]/[.B18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19]+(1/2)*([.A19]-POWER([.A19];3)/[.$A$1])" office:value-type="float" office:value="1.22474487139159" calcext:value-type="float">
            <text:p>1,22474487139159</text:p>
          </table:table-cell>
          <table:table-cell table:formula="of:=0.5*([.B19]+3*[.$B$1]/(2*POWER([.B19];2)+[.$B$1]/[.B19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0]+(1/2)*([.A20]-POWER([.A20];3)/[.$A$1])" office:value-type="float" office:value="1.22474487139159" calcext:value-type="float">
            <text:p>1,22474487139159</text:p>
          </table:table-cell>
          <table:table-cell table:formula="of:=0.5*([.B20]+3*[.$B$1]/(2*POWER([.B20];2)+[.$B$1]/[.B20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1]+(1/2)*([.A21]-POWER([.A21];3)/[.$A$1])" office:value-type="float" office:value="1.22474487139159" calcext:value-type="float">
            <text:p>1,22474487139159</text:p>
          </table:table-cell>
          <table:table-cell table:formula="of:=0.5*([.B21]+3*[.$B$1]/(2*POWER([.B21];2)+[.$B$1]/[.B21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2]+(1/2)*([.A22]-POWER([.A22];3)/[.$A$1])" office:value-type="float" office:value="1.22474487139159" calcext:value-type="float">
            <text:p>1,22474487139159</text:p>
          </table:table-cell>
          <table:table-cell table:formula="of:=0.5*([.B22]+3*[.$B$1]/(2*POWER([.B22];2)+[.$B$1]/[.B22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3]+(1/2)*([.A23]-POWER([.A23];3)/[.$A$1])" office:value-type="float" office:value="1.22474487139159" calcext:value-type="float">
            <text:p>1,22474487139159</text:p>
          </table:table-cell>
          <table:table-cell table:formula="of:=0.5*([.B23]+3*[.$B$1]/(2*POWER([.B23];2)+[.$B$1]/[.B23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4]+(1/2)*([.A24]-POWER([.A24];3)/[.$A$1])" office:value-type="float" office:value="1.22474487139159" calcext:value-type="float">
            <text:p>1,22474487139159</text:p>
          </table:table-cell>
          <table:table-cell table:formula="of:=0.5*([.B24]+3*[.$B$1]/(2*POWER([.B24];2)+[.$B$1]/[.B24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5]+(1/2)*([.A25]-POWER([.A25];3)/[.$A$1])" office:value-type="float" office:value="1.22474487139159" calcext:value-type="float">
            <text:p>1,22474487139159</text:p>
          </table:table-cell>
          <table:table-cell table:formula="of:=0.5*([.B25]+3*[.$B$1]/(2*POWER([.B25];2)+[.$B$1]/[.B25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6]+(1/2)*([.A26]-POWER([.A26];3)/[.$A$1])" office:value-type="float" office:value="1.22474487139159" calcext:value-type="float">
            <text:p>1,22474487139159</text:p>
          </table:table-cell>
          <table:table-cell table:formula="of:=0.5*([.B26]+3*[.$B$1]/(2*POWER([.B26];2)+[.$B$1]/[.B26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7]+(1/2)*([.A27]-POWER([.A27];3)/[.$A$1])" office:value-type="float" office:value="1.22474487139159" calcext:value-type="float">
            <text:p>1,22474487139159</text:p>
          </table:table-cell>
          <table:table-cell table:formula="of:=0.5*([.B27]+3*[.$B$1]/(2*POWER([.B27];2)+[.$B$1]/[.B27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8]+(1/2)*([.A28]-POWER([.A28];3)/[.$A$1])" office:value-type="float" office:value="1.22474487139159" calcext:value-type="float">
            <text:p>1,22474487139159</text:p>
          </table:table-cell>
          <table:table-cell table:formula="of:=0.5*([.B28]+3*[.$B$1]/(2*POWER([.B28];2)+[.$B$1]/[.B28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29]+(1/2)*([.A29]-POWER([.A29];3)/[.$A$1])" office:value-type="float" office:value="1.22474487139159" calcext:value-type="float">
            <text:p>1,22474487139159</text:p>
          </table:table-cell>
          <table:table-cell table:formula="of:=0.5*([.B29]+3*[.$B$1]/(2*POWER([.B29];2)+[.$B$1]/[.B29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0]+(1/2)*([.A30]-POWER([.A30];3)/[.$A$1])" office:value-type="float" office:value="1.22474487139159" calcext:value-type="float">
            <text:p>1,22474487139159</text:p>
          </table:table-cell>
          <table:table-cell table:formula="of:=0.5*([.B30]+3*[.$B$1]/(2*POWER([.B30];2)+[.$B$1]/[.B30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1]+(1/2)*([.A31]-POWER([.A31];3)/[.$A$1])" office:value-type="float" office:value="1.22474487139159" calcext:value-type="float">
            <text:p>1,22474487139159</text:p>
          </table:table-cell>
          <table:table-cell table:formula="of:=0.5*([.B31]+3*[.$B$1]/(2*POWER([.B31];2)+[.$B$1]/[.B31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2]+(1/2)*([.A32]-POWER([.A32];3)/[.$A$1])" office:value-type="float" office:value="1.22474487139159" calcext:value-type="float">
            <text:p>1,22474487139159</text:p>
          </table:table-cell>
          <table:table-cell table:formula="of:=0.5*([.B32]+3*[.$B$1]/(2*POWER([.B32];2)+[.$B$1]/[.B32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3]+(1/2)*([.A33]-POWER([.A33];3)/[.$A$1])" office:value-type="float" office:value="1.22474487139159" calcext:value-type="float">
            <text:p>1,22474487139159</text:p>
          </table:table-cell>
          <table:table-cell table:formula="of:=0.5*([.B33]+3*[.$B$1]/(2*POWER([.B33];2)+[.$B$1]/[.B33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4]+(1/2)*([.A34]-POWER([.A34];3)/[.$A$1])" office:value-type="float" office:value="1.22474487139159" calcext:value-type="float">
            <text:p>1,22474487139159</text:p>
          </table:table-cell>
          <table:table-cell table:formula="of:=0.5*([.B34]+3*[.$B$1]/(2*POWER([.B34];2)+[.$B$1]/[.B34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5]+(1/2)*([.A35]-POWER([.A35];3)/[.$A$1])" office:value-type="float" office:value="1.22474487139159" calcext:value-type="float">
            <text:p>1,22474487139159</text:p>
          </table:table-cell>
          <table:table-cell table:formula="of:=0.5*([.B35]+3*[.$B$1]/(2*POWER([.B35];2)+[.$B$1]/[.B35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6]+(1/2)*([.A36]-POWER([.A36];3)/[.$A$1])" office:value-type="float" office:value="1.22474487139159" calcext:value-type="float">
            <text:p>1,22474487139159</text:p>
          </table:table-cell>
          <table:table-cell table:formula="of:=0.5*([.B36]+3*[.$B$1]/(2*POWER([.B36];2)+[.$B$1]/[.B36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7]+(1/2)*([.A37]-POWER([.A37];3)/[.$A$1])" office:value-type="float" office:value="1.22474487139159" calcext:value-type="float">
            <text:p>1,22474487139159</text:p>
          </table:table-cell>
          <table:table-cell table:formula="of:=0.5*([.B37]+3*[.$B$1]/(2*POWER([.B37];2)+[.$B$1]/[.B37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8]+(1/2)*([.A38]-POWER([.A38];3)/[.$A$1])" office:value-type="float" office:value="1.22474487139159" calcext:value-type="float">
            <text:p>1,22474487139159</text:p>
          </table:table-cell>
          <table:table-cell table:formula="of:=0.5*([.B38]+3*[.$B$1]/(2*POWER([.B38];2)+[.$B$1]/[.B38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39]+(1/2)*([.A39]-POWER([.A39];3)/[.$A$1])" office:value-type="float" office:value="1.22474487139159" calcext:value-type="float">
            <text:p>1,22474487139159</text:p>
          </table:table-cell>
          <table:table-cell table:formula="of:=0.5*([.B39]+3*[.$B$1]/(2*POWER([.B39];2)+[.$B$1]/[.B39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0]+(1/2)*([.A40]-POWER([.A40];3)/[.$A$1])" office:value-type="float" office:value="1.22474487139159" calcext:value-type="float">
            <text:p>1,22474487139159</text:p>
          </table:table-cell>
          <table:table-cell table:formula="of:=0.5*([.B40]+3*[.$B$1]/(2*POWER([.B40];2)+[.$B$1]/[.B40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1]+(1/2)*([.A41]-POWER([.A41];3)/[.$A$1])" office:value-type="float" office:value="1.22474487139159" calcext:value-type="float">
            <text:p>1,22474487139159</text:p>
          </table:table-cell>
          <table:table-cell table:formula="of:=0.5*([.B41]+3*[.$B$1]/(2*POWER([.B41];2)+[.$B$1]/[.B41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2]+(1/2)*([.A42]-POWER([.A42];3)/[.$A$1])" office:value-type="float" office:value="1.22474487139159" calcext:value-type="float">
            <text:p>1,22474487139159</text:p>
          </table:table-cell>
          <table:table-cell table:formula="of:=0.5*([.B42]+3*[.$B$1]/(2*POWER([.B42];2)+[.$B$1]/[.B42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3]+(1/2)*([.A43]-POWER([.A43];3)/[.$A$1])" office:value-type="float" office:value="1.22474487139159" calcext:value-type="float">
            <text:p>1,22474487139159</text:p>
          </table:table-cell>
          <table:table-cell table:formula="of:=0.5*([.B43]+3*[.$B$1]/(2*POWER([.B43];2)+[.$B$1]/[.B43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4]+(1/2)*([.A44]-POWER([.A44];3)/[.$A$1])" office:value-type="float" office:value="1.22474487139159" calcext:value-type="float">
            <text:p>1,22474487139159</text:p>
          </table:table-cell>
          <table:table-cell table:formula="of:=0.5*([.B44]+3*[.$B$1]/(2*POWER([.B44];2)+[.$B$1]/[.B44]))" office:value-type="float" office:value="1.14471424255333" calcext:value-type="float">
            <text:p>1,14471424255333</text:p>
          </table:table-cell>
          <table:table-cell table:number-columns-repeated="2"/>
        </table:table-row>
        <table:table-row table:style-name="ro1">
          <table:table-cell table:formula="of:=[.A45]+(1/2)*([.A45]-POWER([.A45];3)/[.$A$1])" office:value-type="float" office:value="1.22474487139159" calcext:value-type="float">
            <text:p>1,22474487139159</text:p>
          </table:table-cell>
          <table:table-cell table:formula="of:=0.5*([.B45]+3*[.$B$1]/(2*POWER([.B45];2)+[.$B$1]/[.B45]))" office:value-type="float" office:value="1.14471424255333" calcext:value-type="float">
            <text:p>1,14471424255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.00.0000</text:date>, <text:time style:data-style-name="N2" text:time-value="11:20:04.8489944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15:31.588332370</meta:creation-date>
    <dc:date>2018-05-27T12:08:12.188189729</dc:date>
    <meta:editing-duration>PT1H11M31S</meta:editing-duration>
    <meta:editing-cycles>5</meta:editing-cycles>
    <meta:generator>LibreOffice/6.0.3.2$Linux_X86_64 LibreOffice_project/00m0$Build-2</meta:generator>
    <meta:document-statistic meta:table-count="1" meta:cell-count="93" meta:object-count="0"/>
  </office:meta>
</office:document-meta>
</file>